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cm" fo:min-width="4.8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968cm" fo:min-width="8.818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02cm" fo:min-width="2.052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118cm" fo:min-width="2.968cm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9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64cm" fo:min-width="5.02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draw:marker-start-width="0.28cm" draw:marker-end="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48cm" fo:min-width="1.99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64cm" fo:min-width="1.56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64cm" fo:min-width="1.87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7cm" svg:height="1cm" svg:x="1.1cm" svg:y="5.4cm">
          <text:p text:style-name="P1"><text:span text:style-name="T1">Connexi</text:span><text:span text:style-name="T1">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9.4cm" svg:height="1.3cm" svg:x="1.4cm" svg:y="11.5cm">
          <text:p text:style-name="P1"><text:span text:style-name="T1">Création d’un </text:span><text:span text:style-name="T1">évén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.6cm" svg:x="3.8cm" svg:y="1.4cm">
          <text:p text:style-name="P1"><text:span text:style-name="T1">Débu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4" draw:text-style-name="P3" draw:layer="layout" svg:x1="5.4cm" svg:y1="3cm" svg:x2="5.4cm" svg:y2="5.4cm">
          <text:p/>
        </draw:line>
        <draw:line draw:style-name="gr4" draw:text-style-name="P3" draw:layer="layout" svg:x1="5.5cm" svg:y1="9.6cm" svg:x2="5.5cm" svg:y2="11.51cm">
          <text:p/>
        </draw:line>
        <draw:custom-shape draw:style-name="gr5" draw:text-style-name="P2" draw:layer="layout" svg:width="7.1cm" svg:height="2.9cm" svg:x="1.8cm" svg:y="17.7cm">
          <text:p text:style-name="P1"><text:span text:style-name="T1">Champ(s) vi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5.4cm" svg:y1="12.7cm" svg:x2="5.4cm" svg:y2="14.7cm">
          <text:p/>
        </draw:line>
        <draw:line draw:style-name="gr6" draw:text-style-name="P3" draw:layer="layout" svg:x1="5.4cm" svg:y1="20.598cm" svg:x2="5.4cm" svg:y2="21cm">
          <text:p/>
        </draw:line>
        <draw:line draw:style-name="gr4" draw:text-style-name="P3" draw:layer="layout" svg:x1="5.3cm" svg:y1="25.9cm" svg:x2="5.3cm" svg:y2="27.41cm">
          <text:p/>
        </draw:line>
        <draw:custom-shape draw:style-name="gr7" draw:text-style-name="P4" draw:layer="layout" svg:width="0.434cm" svg:height="0.6cm" svg:x="8.866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8.9cm" svg:height="1.1cm" svg:x="9.9cm" svg:y="18.8cm">
          <text:p text:style-name="P1"><text:span text:style-name="T2">« Champ(s) vides ou incorrect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9.4cm" svg:height="1.3cm" svg:x="1.2cm" svg:y="14.7cm">
          <text:p text:style-name="P1"><text:span text:style-name="T1">Compléter champ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4cm" svg:y1="15.996cm" svg:x2="5.4cm" svg:y2="17.7cm">
          <text:p/>
        </draw:line>
        <draw:line draw:style-name="gr9" draw:text-style-name="P3" draw:layer="layout" svg:x1="9.3cm" svg:y1="19.2cm" svg:x2="11.2cm" svg:y2="19.2cm">
          <text:p/>
        </draw:line>
        <draw:line draw:style-name="gr10" draw:text-style-name="P3" draw:layer="layout" svg:x1="15.382cm" svg:y1="18.8cm" svg:x2="15.382cm" svg:y2="16.7cm">
          <text:p/>
        </draw:line>
        <draw:line draw:style-name="gr6" draw:text-style-name="P3" draw:layer="layout" svg:x1="15.4cm" svg:y1="16.7cm" svg:x2="5.4cm" svg:y2="16.7cm">
          <text:p/>
        </draw:line>
        <draw:custom-shape draw:style-name="gr2" draw:text-style-name="P2" draw:layer="layout" svg:width="9.4cm" svg:height="1.3cm" svg:x="1.1cm" svg:y="8.3cm">
          <text:p text:style-name="P1"><text:span text:style-name="T1">Page événeme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9cm" svg:height="1.1cm" svg:x="3.7cm" svg:y="27.4cm">
          <text:p text:style-name="P1"><text:span text:style-name="T1">Fi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4cm" svg:height="1.3cm" svg:x="0.9cm" svg:y="24.6cm">
          <text:p text:style-name="P1"><text:span text:style-name="T1">Événement créé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6.39cm" svg:x2="5.5cm" svg:y2="8.3cm">
          <text:p/>
        </draw:line>
        <draw:custom-shape draw:style-name="gr12" draw:text-style-name="P2" draw:layer="layout" svg:width="3.4cm" svg:height="1.1cm" svg:x="1cm" svg:y="22.2cm">
          <text:p text:style-name="P1"><text:span text:style-name="T1">Cré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2.3cm" svg:y1="23.3cm" svg:x2="2.3cm" svg:y2="24.7cm">
          <text:p/>
        </draw:line>
        <draw:custom-shape draw:style-name="gr13" draw:text-style-name="P5" draw:layer="layout" svg:width="3.9cm" svg:height="1.1cm" svg:x="5.732cm" svg:y="22.253cm">
          <text:p text:style-name="P1"><text:span text:style-name="T2">Retour Lis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8.5cm" svg:y1="21cm" svg:x2="2.9cm" svg:y2="21cm">
          <text:p/>
        </draw:line>
        <draw:line draw:style-name="gr4" draw:text-style-name="P3" draw:layer="layout" svg:x1="2.9cm" svg:y1="21cm" svg:x2="2.9cm" svg:y2="22.2cm">
          <text:p/>
        </draw:line>
        <draw:line draw:style-name="gr4" draw:text-style-name="P3" draw:layer="layout" svg:x1="8.5cm" svg:y1="21cm" svg:x2="8.5cm" svg:y2="22.2cm">
          <text:p/>
        </draw:line>
        <draw:line draw:style-name="gr6" draw:text-style-name="P3" draw:layer="layout" svg:x1="19.3cm" svg:y1="22.8cm" svg:x2="9.2cm" svg:y2="22.8cm">
          <text:p/>
        </draw:line>
        <draw:line draw:style-name="gr6" draw:text-style-name="P3" draw:layer="layout" svg:x1="19.3cm" svg:y1="22.8cm" svg:x2="19.3cm" svg:y2="9.1cm">
          <text:p/>
        </draw:line>
        <draw:line draw:style-name="gr4" draw:text-style-name="P3" draw:layer="layout" svg:x1="19.3cm" svg:y1="9.125cm" svg:x2="10.6cm" svg:y2="9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4:30:49.250168951</meta:creation-date>
    <dc:date>2017-12-13T15:39:42.230191725</dc:date>
    <meta:editing-duration>PT7M50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